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Ubuntu" svg:font-family="Ubuntu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57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457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333333" style:text-align-source="fix" style:repeat-content="false" fo:border="0.06pt solid #ffffff"/>
      <style:paragraph-properties fo:text-align="start"/>
      <style:text-properties fo:color="#ffffff" style:font-name="Sans" fo:font-size="10pt" fo:font-style="normal" style:text-underline-style="none" fo:font-weight="normal"/>
    </style:style>
    <style:style style:name="ce4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7" style:family="table-cell" style:parent-style-name="Default" style:data-style-name="N100">
      <style:table-cell-properties fo:background-color="#355269" fo:border="0.06pt solid #ffffff"/>
      <style:text-properties fo:color="#e6e905" style:font-name="LM Roman Caps 10"/>
    </style:style>
    <style:style style:name="ce8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12" style:family="table-cell" style:parent-style-name="Default" style:data-style-name="N100">
      <style:table-cell-properties fo:background-color="#333333" fo:border="0.06pt solid #ffffff"/>
      <style:text-properties fo:color="#ffffff" style:font-name="LM Roman Caps 10"/>
    </style:style>
    <style:style style:name="ce9" style:family="table-cell" style:parent-style-name="Default">
      <style:table-cell-properties fo:background-color="#333333" fo:border="0.06pt solid #ffffff"/>
      <style:text-properties fo:color="#ffffff" style:font-name="Sans" fo:font-size="10pt" fo:font-style="normal" style:text-underline-style="none" fo:font-weight="normal"/>
    </style:style>
    <style:style style:name="ce1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" style:family="table-cell" style:parent-style-name="Default">
      <style:text-properties fo:color="#000000" style:font-name="Sans" fo:font-size="10pt" fo:font-style="normal" style:text-underline-style="none" fo:font-weight="normal"/>
    </style:style>
    <style:style style:name="ce13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7" style:family="table-cell" style:parent-style-name="Default">
      <style:table-cell-properties fo:background-color="#b85c00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" style:family="table-cell" style:parent-style-name="Default">
      <style:text-properties fo:color="#000000" style:font-name="Sans" fo:font-size="10pt" fo:font-style="italic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18" table:default-cell-style-name="ce1"/>
        <table:table-row table:style-name="ro1">
          <table:table-cell table:style-name="ce3" office:value-type="string" calcext:value-type="string">
            <text:p>NOM Prénom</text:p>
          </table:table-cell>
          <table:table-cell table:style-name="ce13" office:value-type="string" calcext:value-type="string">
            <text:p>Note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4"/>
          <table:table-cell table:style-name="ce13"/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4" table:number-columns-repeated="2"/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7" office:value-type="string" calcext:value-type="string">
            <text:p>Arkhipova</text:p>
          </table:table-cell>
          <table:table-cell table:style-name="ce27" office:value-type="float" office:value="16" calcext:value-type="float">
            <text:p>16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Ayari</text:p>
          </table:table-cell>
          <table:table-cell table:style-name="ce27" office:value-type="float" office:value="6" calcext:value-type="float">
            <text:p>6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7" office:value-type="string" calcext:value-type="string">
            <text:p>Bamas</text:p>
          </table:table-cell>
          <table:table-cell table:style-name="ce27" office:value-type="float" office:value="13" calcext:value-type="float">
            <text:p>13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Bicherel</text:p>
          </table:table-cell>
          <table:table-cell table:style-name="ce27" office:value-type="float" office:value="12" calcext:value-type="float">
            <text:p>12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Buisson</text:p>
          </table:table-cell>
          <table:table-cell table:style-name="ce27" office:value-type="float" office:value="15" calcext:value-type="float">
            <text:p>15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Castet</text:p>
          </table:table-cell>
          <table:table-cell table:style-name="ce27" office:value-type="float" office:value="9" calcext:value-type="float">
            <text:p>9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Chappaz</text:p>
          </table:table-cell>
          <table:table-cell table:style-name="ce27" office:value-type="float" office:value="15" calcext:value-type="float">
            <text:p>15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7" office:value-type="string" calcext:value-type="string">
            <text:p>Diot</text:p>
          </table:table-cell>
          <table:table-cell table:style-name="ce27" office:value-type="float" office:value="16" calcext:value-type="float">
            <text:p>16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Dupre</text:p>
          </table:table-cell>
          <table:table-cell table:style-name="ce27" office:value-type="float" office:value="3" calcext:value-type="float">
            <text:p>3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7" office:value-type="string" calcext:value-type="string">
            <text:p>Duval</text:p>
          </table:table-cell>
          <table:table-cell table:style-name="ce27" office:value-type="float" office:value="16" calcext:value-type="float">
            <text:p>16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Ferrand</text:p>
          </table:table-cell>
          <table:table-cell table:style-name="ce27" office:value-type="float" office:value="16" calcext:value-type="float">
            <text:p>16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Foissac</text:p>
          </table:table-cell>
          <table:table-cell table:style-name="ce27" office:value-type="float" office:value="8" calcext:value-type="float">
            <text:p>8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7" office:value-type="string" calcext:value-type="string">
            <text:p>Fourcade</text:p>
          </table:table-cell>
          <table:table-cell table:style-name="ce27" office:value-type="float" office:value="14" calcext:value-type="float">
            <text:p>14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7" office:value-type="string" calcext:value-type="string">
            <text:p>James</text:p>
          </table:table-cell>
          <table:table-cell table:style-name="ce27" office:value-type="float" office:value="14" calcext:value-type="float">
            <text:p>14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Lalande</text:p>
          </table:table-cell>
          <table:table-cell table:style-name="ce27" office:value-type="float" office:value="11" calcext:value-type="float">
            <text:p>11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Le Maitre-Silaire</text:p>
          </table:table-cell>
          <table:table-cell table:style-name="ce27" office:value-type="float" office:value="5" calcext:value-type="float">
            <text:p>5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Lestrade</text:p>
          </table:table-cell>
          <table:table-cell table:style-name="ce27" office:value-type="float" office:value="15" calcext:value-type="float">
            <text:p>15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Morlan</text:p>
          </table:table-cell>
          <table:table-cell table:style-name="ce27" office:value-type="float" office:value="13" calcext:value-type="float">
            <text:p>13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7" office:value-type="string" calcext:value-type="string">
            <text:p>Mouret</text:p>
          </table:table-cell>
          <table:table-cell table:style-name="ce27" office:value-type="float" office:value="14" calcext:value-type="float">
            <text:p>14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Mukoko-Cauvel </text:p>
          </table:table-cell>
          <table:table-cell table:style-name="ce27" office:value-type="float" office:value="6" calcext:value-type="float">
            <text:p>6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Pallier</text:p>
          </table:table-cell>
          <table:table-cell table:style-name="ce27" office:value-type="float" office:value="11" calcext:value-type="float">
            <text:p>11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Ramond</text:p>
          </table:table-cell>
          <table:table-cell table:style-name="ce27" office:value-type="float" office:value="10" calcext:value-type="float">
            <text:p>10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Sahli</text:p>
          </table:table-cell>
          <table:table-cell table:style-name="ce27" office:value-type="float" office:value="8" calcext:value-type="float">
            <text:p>8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Sanjaume</text:p>
          </table:table-cell>
          <table:table-cell table:style-name="ce27" office:value-type="float" office:value="10" calcext:value-type="float">
            <text:p>10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Scelles</text:p>
          </table:table-cell>
          <table:table-cell table:style-name="ce27" office:value-type="float" office:value="4" calcext:value-type="float">
            <text:p>4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Schorsch</text:p>
          </table:table-cell>
          <table:table-cell table:style-name="ce27" office:value-type="float" office:value="11" calcext:value-type="float">
            <text:p>11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12"/>
          <table:table-cell table:style-name="ce4"/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9" office:value-type="string" calcext:value-type="string">
            <text:p>Moyenne 3/2</text:p>
          </table:table-cell>
          <table:table-cell table:style-name="ce13" table:formula="of:=ROUND(AVERAGE([.B4:.B8];[.B9:.B22];[.B26:.B26]);1)" office:value-type="float" office:value="12" calcext:value-type="float">
            <text:p>12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9" office:value-type="string" calcext:value-type="string">
            <text:p>Moyenne 5/2</text:p>
          </table:table-cell>
          <table:table-cell table:style-name="ce13" table:formula="of:=ROUND(AVERAGE([.B7];[.B8];[.B16];[.B18];[.B21];[.B24];[.B25];[.B26]);1)" office:value-type="float" office:value="11.8" calcext:value-type="float">
            <text:p>11.8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9" office:value-type="string" calcext:value-type="string">
            <text:p>Moyenne tot</text:p>
          </table:table-cell>
          <table:table-cell table:style-name="ce13" table:formula="of:=ROUND(AVERAGE([.B4:.B26]);1)" office:value-type="float" office:value="11.6" calcext:value-type="float">
            <text:p>11.6</text:p>
          </table:table-cell>
          <table:table-cell table:style-name="ce19" table:number-columns-repeated="10"/>
          <table:table-cell table:number-columns-repeated="208"/>
        </table:table-row>
        <table:table-row table:style-name="ro1" table:number-rows-repeated="62">
          <table:table-cell table:style-name="ce19" table:number-columns-repeated="12"/>
          <table:table-cell table:number-columns-repeated="208"/>
        </table:table-row>
        <table:table-row table:style-name="ro1" table:number-rows-repeated="65432">
          <table:table-cell table:number-columns-repeated="220"/>
        </table:table-row>
        <table:table-row table:style-name="ro1">
          <table:table-cell table:number-columns-repeated="220"/>
        </table:table-row>
      </table:table>
      <table:table table:name="Histogramme (1)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53" table:default-cell-style-name="ce1"/>
        <table:table-row table:style-name="ro1">
          <table:table-cell table:style-name="ce2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formula="of:=SUM(IF([$Feuille1.$B$4:$Feuille1.$B$26]&lt;=[.A3];0;1)*IF([$Feuille1.$B$4:$Feuille1.$B$26]&gt;[.B3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formula="of:=SUM(IF([$Feuille1.$B$4:$Feuille1.$B$26]&lt;=[.A4];0;1)*IF([$Feuille1.$B$4:$Feuille1.$B$26]&gt;[.B4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formula="of:=SUM(IF([$Feuille1.$B$4:$Feuille1.$B$26]&lt;=[.A5];0;1)*IF([$Feuille1.$B$4:$Feuille1.$B$26]&gt;[.B5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formula="of:=SUM(IF([$Feuille1.$B$4:$Feuille1.$B$26]&lt;=[.A6];0;1)*IF([$Feuille1.$B$4:$Feuille1.$B$26]&gt;[.B6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formula="of:=SUM(IF([$Feuille1.$B$4:$Feuille1.$B$26]&lt;=[.A7];0;1)*IF([$Feuille1.$B$4:$Feuille1.$B$26]&gt;[.B7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formula="of:=SUM(IF([$Feuille1.$B$4:$Feuille1.$B$26]&lt;=[.A8];0;1)*IF([$Feuille1.$B$4:$Feuille1.$B$26]&gt;[.B8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formula="of:=SUM(IF([$Feuille1.$B$4:$Feuille1.$B$26]&lt;=[.A9];0;1)*IF([$Feuille1.$B$4:$Feuille1.$B$26]&gt;[.B9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formula="of:=SUM(IF([$Feuille1.$B$4:$Feuille1.$B$26]&lt;=[.A10];0;1)*IF([$Feuille1.$B$4:$Feuille1.$B$26]&gt;[.B10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formula="of:=SUM(IF([$Feuille1.$B$4:$Feuille1.$B$26]&lt;=[.A11];0;1)*IF([$Feuille1.$B$4:$Feuille1.$B$26]&gt;[.B11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formula="of:=SUM(IF([$Feuille1.$B$4:$Feuille1.$B$26]&lt;=[.A12];0;1)*IF([$Feuille1.$B$4:$Feuille1.$B$26]&gt;[.B12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formula="of:=SUM(IF([$Feuille1.$B$4:$Feuille1.$B$26]&lt;=[.A13];0;1)*IF([$Feuille1.$B$4:$Feuille1.$B$26]&gt;[.B13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formula="of:=SUM(IF([$Feuille1.$B$4:$Feuille1.$B$26]&lt;=[.A14];0;1)*IF([$Feuille1.$B$4:$Feuille1.$B$26]&gt;[.B14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formula="of:=SUM(IF([$Feuille1.$B$4:$Feuille1.$B$26]&lt;=[.A15];0;1)*IF([$Feuille1.$B$4:$Feuille1.$B$26]&gt;[.B15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formula="of:=SUM(IF([$Feuille1.$B$4:$Feuille1.$B$26]&lt;=[.A16];0;1)*IF([$Feuille1.$B$4:$Feuille1.$B$26]&gt;[.B16];0;1)*IF(ISNUMBER([$Feuille1.$B$4:$Feuille1.$B$26]);1;0))"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formula="of:=SUM(IF([$Feuille1.$B$4:$Feuille1.$B$26]&lt;=[.A17];0;1)*IF([$Feuille1.$B$4:$Feuille1.$B$26]&gt;[.B17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formula="of:=SUM(IF([$Feuille1.$B$4:$Feuille1.$B$26]&lt;=[.A18];0;1)*IF([$Feuille1.$B$4:$Feuille1.$B$26]&gt;[.B18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formula="of:=SUM(IF([$Feuille1.$B$4:$Feuille1.$B$26]&lt;=[.A19];0;1)*IF([$Feuille1.$B$4:$Feuille1.$B$26]&gt;[.B19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formula="of:=SUM(IF([$Feuille1.$B$4:$Feuille1.$B$26]&lt;=[.A20];0;1)*IF([$Feuille1.$B$4:$Feuille1.$B$26]&gt;[.B20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formula="of:=SUM(IF([$Feuille1.$B$4:$Feuille1.$B$26]&lt;=[.A21];0;1)*IF([$Feuille1.$B$4:$Feuille1.$B$26]&gt;[.B21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SUM(IF([$Feuille1.$B$4:$Feuille1.$B$26]&lt;=[.A22];0;1)*IF([$Feuille1.$B$4:$Feuille1.$B$26]&gt;[.B22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Ubuntu" svg:font-family="Ubuntu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/00/0000</text:date>, <text:time style:data-style-name="N2" text:time-value="16:13:30.155883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11T16:13:52.623792626</dc:date>
    <meta:editing-duration>PT19H19M10S</meta:editing-duration>
    <meta:editing-cycles>303</meta:editing-cycles>
    <meta:generator>LibreOffice/6.4.7.2$Linux_X86_64 LibreOffice_project/40$Build-2</meta:generator>
    <meta:document-statistic meta:table-count="2" meta:cell-count="142" meta:object-count="0"/>
  </office:meta>
</office:document-meta>
</file>